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0b7" officeooo:paragraph-rsid="0007c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structure </text:p>
      <text:p text:style-name="P1">find ALY</text:p>
      <text:p text:style-name="P1">Delete the carbon on the end </text:p>
      <text:p text:style-name="P1">open build structure under structure editing </text:p>
      <text:p text:style-name="P1">choose modify in the dropdown.</text:p>
      <text:p text:style-name="P1">Select the carbon and delete it</text:p>
      <text:p text:style-name="P1">then select the central carbon on the end of the chain </text:p>
      <text:p text:style-name="P1">Changei t to C with 3 bonds and change it to trigonal</text:p>
      <text:p text:style-name="P1">retain atoms names</text:p>
      <text:p text:style-name="P1">select the newly added hydrogen</text:p>
      <text:p text:style-name="P1">then change the element to C with 4 bonds, giving it the name CH3</text:p>
      <text:p text:style-name="P1">then delete the surrounding hydrogens.</text:p>
      <text:p text:style-name="P1">The result should be a trigonal planar molec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4:51:56.296825514</meta:creation-date>
    <dc:date>2017-11-01T14:54:39.579664287</dc:date>
    <meta:editing-duration>PT2M45S</meta:editing-duration>
    <meta:editing-cycles>1</meta:editing-cycles>
    <meta:document-statistic meta:table-count="0" meta:image-count="0" meta:object-count="0" meta:page-count="1" meta:paragraph-count="13" meta:word-count="85" meta:character-count="465" meta:non-whitespace-character-count="389"/>
    <meta:generator>LibreOffice/5.1.6.2$Linux_X86_64 LibreOffice_project/10m0$Build-2</meta:generator>
  </office:meta>
</office:document-meta>
</file>